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85600000449FFB2DCF794B11C93.png" manifest:media-type="image/png"/>
  <manifest:file-entry manifest:full-path="Pictures/100002010000083D0000045041E555296FD4A3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7cm" svg:height="4.713cm" svg:x="1.482cm" svg:y="3.032cm">
          <draw:image xlink:href="Pictures/100002010000085600000449FFB2DCF794B11C93.png" xlink:type="simple" xlink:show="embed" xlink:actuate="onLoad" loext:mime-type="image/png">
            <text:p/>
          </draw:image>
        </draw:frame>
        <draw:frame draw:style-name="gr2" draw:text-style-name="P2" draw:layer="layout" svg:width="1.844cm" svg:height="0.962cm" svg:x="1.508cm" svg:y="1.562cm">
          <draw:text-box>
            <text:p>TMV</text:p>
          </draw:text-box>
        </draw:frame>
        <draw:frame draw:style-name="gr1" draw:text-style-name="P1" draw:layer="layout" svg:width="8.89cm" svg:height="4.652cm" svg:x="10.906cm" svg:y="3.159cm">
          <draw:image xlink:href="Pictures/100002010000083D0000045041E555296FD4A3C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8T21:00:56.976000000</meta:creation-date>
    <dc:date>2020-12-08T21:25:32.520000000</dc:date>
    <meta:editing-duration>PT24M35S</meta:editing-duration>
    <meta:editing-cycles>2</meta:editing-cycles>
    <meta:generator>LibreOffice/6.4.4.2$Windows_X86_64 LibreOffice_project/3d775be2011f3886db32dfd395a6a6d1ca2630ff</meta:generator>
    <meta:document-statistic meta:object-count="3"/>
  </office:meta>
</office:document-meta>
</file>